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re the years 1951-1970 really marked by 'consensus politics'?</text:p>
      <text:p text:style-name="Standard"/>
      <text:p text:style-name="Standard">Why the years 1951-1970 specifically?</text:p>
      <text:p text:style-name="Standard">What is meant by the term 'consensus politics'? (depends on who you ask)</text:p>
      <text:p text:style-name="Standard"/>
      <text:p text:style-name="Standard"/>
      <text:p text:style-name="Standard">Political scientists, journalists, politicians and academics commenting on the post-War pre-Thatcher period of British politics can be roughly divided into those who think that the period can be described <text:s/>as 'consensus politics' and those that don't. For me, the nays have it. I will wrestle a definition of the term out from the literature and I will show that 'consensus politics' does not apply to this nor any other period of British political history.</text:p>
      <text:p text:style-name="Standard"/>
      <text:p text:style-name="Standard">If politics is about how who gets what and when then the period 1951-1970, as any other period, shows signs of strong and healthy disagreement between actors on each point. <text:s/>The period under examination had changes in government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Rob Dyke</meta:initial-creator>
    <meta:creation-date>2006-11-26T15:35:02</meta:creation-date>
    <dc:creator>Rob Dyke</dc:creator>
    <dc:date>2006-11-26T16:22:50</dc:date>
    <dc:language>en-GB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44" meta:character-count="859"/>
  </office:meta>
</office:document-meta>
</file>